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MS ??'" style:font-family-generic="moder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4.0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mbria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MS Minch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ambria" fo:language="es" fo:country="ES" style:font-name-asian="Cambria" style:language-asian="ar" style:country-asian="SA" style:font-name-complex="MS Mincho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6"/>
        <table:table-row table:style-name="ro3">
          <table:table-cell table:style-name="ce1" table:number-columns-repeated="8"/>
          <table:table-cell table:style-name="Default"/>
        </table:table-row>
        <table:table-row table:style-name="ro3" table:number-rows-repeated="4">
          <table:table-cell table:number-columns-repeated="5"/>
          <table:table-cell table:style-name="Default" table:number-columns-repeated="4"/>
        </table:table-row>
        <table:table-row table:style-name="ro3">
          <table:table-cell table:number-columns-repeated="5"/>
          <table:table-cell table:style-name="ce1" office:value-type="string">
            <text:p>T. Secuencial</text:p>
          </table:table-cell>
          <table:table-cell table:style-name="ce1" office:value-type="string">
            <text:p>T. Paralelo (for)</text:p>
          </table:table-cell>
          <table:table-cell table:style-name="ce1" office:value-type="string">
            <text:p>T. Paralelo (sections)</text:p>
          </table:table-cell>
          <table:table-cell table:style-name="ce1" office:value-type="string">
            <text:p>Num. Componentes</text:p>
          </table:table-cell>
        </table:table-row>
        <table:table-row table:style-name="ro3">
          <table:table-cell table:number-columns-repeated="5"/>
          <table:table-cell table:style-name="ce3" office:value-type="string">
            <text:p>0.000675225</text:p>
          </table:table-cell>
          <table:table-cell office:value-type="string">
            <text:p>0.000397201</text:p>
          </table:table-cell>
          <table:table-cell office:value-type="string">
            <text:p>0.000373322</text:p>
          </table:table-cell>
          <table:table-cell office:value-type="float" office:value="65536">
            <text:p>65536</text:p>
          </table:table-cell>
        </table:table-row>
        <table:table-row table:style-name="ro3">
          <table:table-cell table:number-columns-repeated="5"/>
          <table:table-cell table:style-name="ce3" office:value-type="string">
            <text:p>0.001491632</text:p>
          </table:table-cell>
          <table:table-cell office:value-type="string">
            <text:p>0.000860371</text:p>
          </table:table-cell>
          <table:table-cell office:value-type="string">
            <text:p>0.000823237</text:p>
          </table:table-cell>
          <table:table-cell office:value-type="float" office:value="131072">
            <text:p>131072</text:p>
          </table:table-cell>
        </table:table-row>
        <table:table-row table:style-name="ro3">
          <table:table-cell table:number-columns-repeated="5"/>
          <table:table-cell office:value-type="string">
            <text:p>0.002406193</text:p>
          </table:table-cell>
          <table:table-cell office:value-type="string">
            <text:p>0.001557094</text:p>
          </table:table-cell>
          <table:table-cell office:value-type="string">
            <text:p>0.001409803</text:p>
          </table:table-cell>
          <table:table-cell office:value-type="float" office:value="262144">
            <text:p>262144</text:p>
          </table:table-cell>
        </table:table-row>
        <table:table-row table:style-name="ro3">
          <table:table-cell table:number-columns-repeated="5"/>
          <table:table-cell office:value-type="string">
            <text:p>0.002800876</text:p>
          </table:table-cell>
          <table:table-cell office:value-type="string">
            <text:p>0.003103279</text:p>
          </table:table-cell>
          <table:table-cell office:value-type="string">
            <text:p>0.002272950</text:p>
          </table:table-cell>
          <table:table-cell office:value-type="float" office:value="524288">
            <text:p>524288</text:p>
          </table:table-cell>
        </table:table-row>
        <table:table-row table:style-name="ro3">
          <table:table-cell table:number-columns-repeated="5"/>
          <table:table-cell table:style-name="ce5" office:value-type="string">
            <text:p>0.005507122</text:p>
          </table:table-cell>
          <table:table-cell office:value-type="string">
            <text:p>0.004856963</text:p>
          </table:table-cell>
          <table:table-cell office:value-type="string">
            <text:p>0.007111249</text:p>
          </table:table-cell>
          <table:table-cell office:value-type="float" office:value="1048576">
            <text:p>1048576</text:p>
          </table:table-cell>
        </table:table-row>
        <table:table-row table:style-name="ro3">
          <table:table-cell table:number-columns-repeated="5"/>
          <table:table-cell office:value-type="string">
            <text:p>0.010709475</text:p>
          </table:table-cell>
          <table:table-cell office:value-type="string">
            <text:p>0.006731538</text:p>
          </table:table-cell>
          <table:table-cell office:value-type="string">
            <text:p>0.007250409</text:p>
          </table:table-cell>
          <table:table-cell office:value-type="float" office:value="2097152">
            <text:p>2097152</text:p>
          </table:table-cell>
        </table:table-row>
        <table:table-row table:style-name="ro3">
          <table:table-cell table:number-columns-repeated="5"/>
          <table:table-cell office:value-type="string">
            <text:p>0.021280478</text:p>
          </table:table-cell>
          <table:table-cell office:value-type="string">
            <text:p>0.006731538</text:p>
          </table:table-cell>
          <table:table-cell office:value-type="string">
            <text:p>0.013340933</text:p>
          </table:table-cell>
          <table:table-cell office:value-type="float" office:value="4194304">
            <text:p>4194304</text:p>
          </table:table-cell>
        </table:table-row>
        <table:table-row table:style-name="ro3">
          <table:table-cell table:number-columns-repeated="5"/>
          <table:table-cell office:value-type="string">
            <text:p>0.042461757</text:p>
          </table:table-cell>
          <table:table-cell office:value-type="string">
            <text:p>0.026382429</text:p>
          </table:table-cell>
          <table:table-cell office:value-type="string">
            <text:p>0.026251207</text:p>
          </table:table-cell>
          <table:table-cell office:value-type="float" office:value="8388608">
            <text:p>8388608</text:p>
          </table:table-cell>
        </table:table-row>
        <table:table-row table:style-name="ro3">
          <table:table-cell table:number-columns-repeated="5"/>
          <table:table-cell office:value-type="string">
            <text:p>0.084534825</text:p>
          </table:table-cell>
          <table:table-cell office:value-type="string">
            <text:p>0.051427400</text:p>
          </table:table-cell>
          <table:table-cell office:value-type="string">
            <text:p>0.052074169</text:p>
          </table:table-cell>
          <table:table-cell office:value-type="float" office:value="16777216">
            <text:p>16777216</text:p>
          </table:table-cell>
        </table:table-row>
        <table:table-row table:style-name="ro3">
          <table:table-cell table:number-columns-repeated="5"/>
          <table:table-cell office:value-type="string">
            <text:p>0.169001700</text:p>
          </table:table-cell>
          <table:table-cell office:value-type="string">
            <text:p>0.102897256</text:p>
          </table:table-cell>
          <table:table-cell office:value-type="string">
            <text:p>0.106090207</text:p>
          </table:table-cell>
          <table:table-cell office:value-type="float" office:value="33554432">
            <text:p>33554432</text:p>
          </table:table-cell>
        </table:table-row>
        <table:table-row table:style-name="ro3">
          <table:table-cell table:number-columns-repeated="5"/>
          <table:table-cell office:value-type="string">
            <text:p>0.324546567</text:p>
          </table:table-cell>
          <table:table-cell office:value-type="string">
            <text:p>0.205116094</text:p>
          </table:table-cell>
          <table:table-cell office:value-type="string">
            <text:p>0.207716935</text:p>
          </table:table-cell>
          <table:table-cell office:value-type="float" office:value="67108864">
            <text:p>67108864</text:p>
          </table:table-cell>
        </table:table-row>
        <table:table-row table:style-name="ro3">
          <table:table-cell table:number-columns-repeated="4"/>
          <table:table-cell table:style-name="ce2"/>
          <table:table-cell table:style-name="ce3"/>
          <table:table-cell table:number-columns-repeated="2"/>
          <table:table-cell table:style-name="Default"/>
        </table:table-row>
        <table:table-row table:style-name="ro3">
          <table:table-cell table:number-columns-repeated="4"/>
          <table:table-cell table:style-name="ce2"/>
          <table:table-cell table:style-name="ce3"/>
          <table:table-cell table:number-columns-repeated="2"/>
          <table:table-cell table:style-name="Default"/>
        </table:table-row>
      </table:table>
      <table:table table:name="Hoja2" table:style-name="ta1">
        <table:table-column table:style-name="co5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Mincho" svg:font-family="'MS Mincho', 'MS ??'" style:font-family-generic="moder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3-04-03T11:40:08</meta:creation-date>
    <dc:date>2013-04-03T23:35:03</dc:date>
    <dc:creator>Jesus </dc:creator>
    <meta:editing-duration>PT16M43S</meta:editing-duration>
    <meta:editing-cycles>9</meta:editing-cycles>
    <meta:generator>LibreOffice/3.5$Linux_X86_64 LibreOffice_project/350m1$Build-2</meta:generator>
    <meta:document-statistic meta:table-count="3" meta:cell-count="48" meta:object-count="0"/>
  </office:meta>
</office:document-meta>
</file>